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6974.34654440553">
            <text:p>6974,35</text:p>
          </table:table-cell>
          <table:table-cell table:number-columns-repeated="13" office:value-type="float" office:value="6852.46570681546">
            <text:p>6852,47</text:p>
          </table:table-cell>
          <table:table-cell office:value-type="float" office:value="6848.79571176525">
            <text:p>6848,8</text:p>
          </table:table-cell>
          <table:table-cell office:value-type="float" office:value="6803.94674450072">
            <text:p>6803,95</text:p>
          </table:table-cell>
          <table:table-cell table:number-columns-repeated="12" office:value-type="float" office:value="6669.25939972192">
            <text:p>6669,26</text:p>
          </table:table-cell>
          <table:table-cell table:number-columns-repeated="31" office:value-type="float" office:value="6534.51193332535">
            <text:p>6534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649.324168119">
            <text:p>6649,32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9296.675398732">
            <text:p>19296,68</text:p>
          </table:table-cell>
          <table:table-cell table:number-columns-repeated="58"/>
        </table:table-row>
        <table:table-row table:style-name="ro1" table:number-rows-repeated="6">
          <table:table-cell table:number-columns-repeated="60"/>
        </table:table-row>
        <table:table-row table:style-name="ro1">
          <table:table-cell/>
          <table:table-cell>
            <draw:frame table:end-cell-address="Sheet1.G36" table:end-x="2.505cm" table:end-y="0.055cm" draw:z-index="0" svg:width="19.465cm" svg:height="10.03cm" svg:x="0.709cm" svg:y="0.411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37:29</meta:creation-date>
    <dc:creator>Hugo Meyer</dc:creator>
    <dc:date>2007-12-26T18:03:56</dc:date>
    <dc:language>es-ES</dc:language>
    <meta:editing-cycles>2</meta:editing-cycles>
    <meta:editing-duration>PT2M32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6000003814697pt" style:font-family-asian="'Arial Unicode MS'" style:font-pitch-asian="variable" style:font-size-asian="18.6000003814697pt" style:font-family-complex="Tahoma" style:font-pitch-complex="variable" style:font-size-complex="18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60000038146973pt" style:font-family-asian="'Arial Unicode MS'" style:font-pitch-asian="variable" style:font-size-asian="8.60000038146973pt" style:font-family-complex="Tahoma" style:font-pitch-complex="variable" style:font-size-complex="8.6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Arial Unicode MS'" style:font-pitch-asian="variable" style:font-size-asian="10pt" style:font-family-complex="Tahoma" style:font-pitch-complex="variable" style:font-size-complex="10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Arial Unicode MS'" style:font-pitch-asian="variable" style:font-size-asian="10pt" style:font-family-complex="Tahoma" style:font-pitch-complex="variable" style:font-size-complex="10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60000038146973pt" style:font-family-asian="'Arial Unicode MS'" style:font-pitch-asian="variable" style:font-size-asian="8.60000038146973pt" style:font-family-complex="Tahoma" style:font-pitch-complex="variable" style:font-size-complex="8.6000003814697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9.466cm" svg:height="10.031cm" chart:class="chart:scatter" chart:style-name="ch1">
        <chart:title svg:x="7.275cm" svg:y="0.2cm" chart:style-name="ch2">
          <text:p>Tiempo vs Costo</text:p>
        </chart:title>
        <chart:legend chart:legend-position="end" svg:x="17.674cm" svg:y="4.741cm" chart:style-name="ch3"/>
        <chart:plot-area chart:style-name="ch4" table:cell-range-address="Sheet1.$A$1:.$BH$2" chart:data-source-has-labels="column" chart:table-number-list="0" svg:x="0.388cm" svg:y="1.337cm" svg:width="16.511cm" svg:height="8.494cm">
          <chart:axis chart:dimension="x" chart:name="primary-x" chart:style-name="ch5">
            <chart:title svg:x="8.489cm" svg:y="9.307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88cm" svg:y="5.448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16">
                <text:p>25016</text:p>
              </table:table-cell>
              <table:table-cell office:value-type="float" office:value="30016">
                <text:p>30016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16">
                <text:p>45016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16">
                <text:p>70016</text:p>
              </table:table-cell>
              <table:table-cell office:value-type="float" office:value="75016">
                <text:p>75016</text:p>
              </table:table-cell>
              <table:table-cell office:value-type="float" office:value="80000">
                <text:p>80000</text:p>
              </table:table-cell>
              <table:table-cell office:value-type="float" office:value="85016">
                <text:p>85016</text:p>
              </table:table-cell>
              <table:table-cell office:value-type="float" office:value="90000">
                <text:p>90000</text:p>
              </table:table-cell>
              <table:table-cell office:value-type="float" office:value="95016">
                <text:p>95016</text:p>
              </table:table-cell>
              <table:table-cell office:value-type="float" office:value="100000">
                <text:p>100000</text:p>
              </table:table-cell>
              <table:table-cell office:value-type="float" office:value="105016">
                <text:p>105016</text:p>
              </table:table-cell>
              <table:table-cell office:value-type="float" office:value="110016">
                <text:p>110016</text:p>
              </table:table-cell>
              <table:table-cell office:value-type="float" office:value="115000">
                <text:p>115000</text:p>
              </table:table-cell>
              <table:table-cell office:value-type="float" office:value="120016">
                <text:p>120016</text:p>
              </table:table-cell>
              <table:table-cell office:value-type="float" office:value="125016">
                <text:p>125016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16">
                <text:p>150016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16">
                <text:p>190016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16">
                <text:p>205016</text:p>
              </table:table-cell>
              <table:table-cell office:value-type="float" office:value="210016">
                <text:p>210016</text:p>
              </table:table-cell>
              <table:table-cell office:value-type="float" office:value="215016">
                <text:p>215016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16">
                <text:p>245016</text:p>
              </table:table-cell>
              <table:table-cell office:value-type="float" office:value="250016">
                <text:p>250016</text:p>
              </table:table-cell>
              <table:table-cell office:value-type="float" office:value="255016">
                <text:p>255016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6974.34654440553">
                <text:p>6974.34654440553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52.46570681546">
                <text:p>6852.46570681546</text:p>
              </table:table-cell>
              <table:table-cell office:value-type="float" office:value="6848.79571176525">
                <text:p>6848.79571176525</text:p>
              </table:table-cell>
              <table:table-cell office:value-type="float" office:value="6803.94674450072">
                <text:p>6803.9467445007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669.25939972192">
                <text:p>6669.25939972192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  <table:table-cell office:value-type="float" office:value="6534.51193332535">
                <text:p>6534.5119333253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